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LANCO CALLO, MOISES HUG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227270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LANCO CALLO, MOISES HUG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7351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52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8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31/08/2021</text:p>
          </table:table-cell>
          <table:table-cell table:style-name="Tabla2.A2" office:value-type="string">
            <text:p text:style-name="P9">1909213</text:p>
          </table:table-cell>
          <table:table-cell table:style-name="Tabla2.A2" office:value-type="string">
            <text:p text:style-name="P9">29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AMOGEN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23:36:1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